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Q.1<text:s text:c="2"/>Are the HTML tags and elements the same thing?</text:span></text:p>
      <text:p text:style-name="P1"><text:span text:style-name="T1">Ans. No, the HTML tags and elements the same thing.</text:span></text:p>
      <text:p text:style-name="P1"><text:span text:style-name="T1"><text:s text:c="5"/>HTML tags: html tag are used to hold the html element. Example, &lt;P&gt;content&lt;/P&gt; ( &lt;P&gt;- opening tag, &lt;/P&gt;- closing tag )</text:span></text:p>
      <text:p text:style-name="P1"><text:span text:style-name="T1"><text:s text:c="5"/>HTML element: Html element holds the content html element is an individual component of an html document. Example, &lt;P&gt; This is an element &lt;/P&gt; </text:span></text:p>
      <text:p text:style-name="P1"><text:span text:style-name="T1"/></text:p>
      <text:p text:style-name="P1"><text:span text:style-name="T1">Q.2<text:s text:c="2"/>What are tags and attributs in HTML?</text:span></text:p>
      <text:p text:style-name="P1"><text:span text:style-name="T1">Ans. Tags: An HTML tag is a piece of markup language used to indicate the beginning and end of an HTML element in an HTML document. </text:span></text:p>
      <text:p text:style-name="P1"><text:span text:style-name="T1"><text:s text:c="5"/>As part of an HTML element, HTML tags help web browsers convert HTML documents into web pages</text:span></text:p>
      <text:p text:style-name="P1"><text:span text:style-name="T1"><text:s text:c="5"/>Attributs: An HTML attribute is a piece of markup language used to adjust the behavior or display of an HTML element. </text:span></text:p>
      <text:p text:style-name="P1"><text:span text:style-name="T1"><text:s text:c="5"/>For example, attributes can be used to change the color, size, or functionality of HTML elements.</text:span></text:p>
      <text:p text:style-name="P1"><text:span text:style-name="T1"/></text:p>
      <text:p text:style-name="P1"><text:span text:style-name="T1">Q.3<text:s text:c="2"/>What are void elemenets in HTML?</text:span></text:p>
      <text:p text:style-name="P1"><text:span text:style-name="T1">Ans. There is a special group of elements that only have start tags and does not contain any content within it, these elements are called void elements.</text:span></text:p>
      <text:p text:style-name="P1"><text:span text:style-name="T1"><text:s text:c="5"/>Void elements doesn’t have ending tags and can only have attributes but do not contain any kind of content.</text:span></text:p>
      <text:p text:style-name="P1"><text:span text:style-name="T1"><text:s text:c="5"/>Example of such elements are &lt;br&gt;, &lt;hr&gt;, &lt;img&gt;, &lt;input&gt;, &lt;link&gt;, &lt;base&gt;, &lt;meta&gt;, &lt;param&gt;, &lt;area&gt;, &lt;embed&gt;, &lt;col&gt;, &lt;track&gt;, &lt;source&gt; etc.</text:span></text:p>
      <text:p text:style-name="P1"><text:span text:style-name="T1"/></text:p>
      <text:p text:style-name="P1"><text:span text:style-name="T1">Q.4<text:s text:c="2"/>What are HTML Entities?</text:span></text:p>
      <text:p text:style-name="P1"><text:span text:style-name="T1">Ans. Some characters are reserved in HTML. An entity name is easy to remember.</text:span></text:p>
      <text:p text:style-name="P1"><text:span text:style-name="T1"><text:s text:c="5"/>If you use the less than (&lt;) or greater than (&gt;) signs in your text, the browser might mix them with tags.</text:span></text:p>
      <text:p text:style-name="P1"><text:span text:style-name="T1"><text:s text:c="5"/>Character entities are used to display reserved characters in HTML.</text:span></text:p>
      <text:p text:style-name="P1"><text:span text:style-name="T1"><text:s text:c="5"/>For example,</text:span></text:p>
      <text:p text:style-name="P1"><text:span text:style-name="T1"><text:tab/> Result<text:tab/><text:s text:c="10"/>Description<text:tab/><text:s text:c="8"/>Entity Name</text:span></text:p>
      <text:p text:style-name="P1"><text:span text:style-name="T1"><text:s text:c="4"/><text:tab/><text:s text:c="2"/>&amp;<text:tab/><text:s text:c="10"/>ampersand<text:tab/><text:s text:c="10"/>&amp;amp;</text:span></text:p>
      <text:p text:style-name="P1"><text:span text:style-name="T1"><text:s text:c="4"/><text:tab/><text:s text:c="2"/>"<text:tab/><text:s text:c="10"/>double quotation mark<text:tab/><text:s text:c="2"/>&amp;quot;</text:span></text:p>
      <text:p text:style-name="P1"><text:span text:style-name="T1"><text:s text:c="5"/><text:tab/><text:s text:c="2"/>&lt;<text:tab/><text:s text:c="10"/>less than<text:tab/><text:s text:c="10"/>&amp;lt;<text:tab/></text:span></text:p>
      <text:p text:style-name="P1"><text:span text:style-name="T1"><text:s text:c="6"/><text:tab/><text:s text:c="2"/>&gt;<text:tab/><text:s text:c="10"/>greater than<text:tab/><text:s text:c="10"/>&amp;gt;</text:span></text:p>
      <text:p text:style-name="P1"><text:span text:style-name="T1"/></text:p>
      <text:p text:style-name="P1"><text:span text:style-name="T1">Q.5<text:s text:c="2"/>What are different types of list in HTML?</text:span></text:p>
      <text:p text:style-name="P1"><text:span text:style-name="T1">Ans. There are three list types in HTML:</text:span></text:p>
      <text:p text:style-name="P1"><text:span text:style-name="T1"><text:s text:c="5"/>(1)unordered list<text:s/></text:span><text:span text:style-name="T2">— used to group a set of related items in no particular order ( &lt;ul&gt;&lt;/ul&gt; )</text:span></text:p>
      <text:p text:style-name="P1"><text:span text:style-name="T2"><text:s text:c="5"/>(2)ordered list — used to group a set of related items in a specific order ( &lt;ol&gt;&lt;/ol&gt; )</text:span></text:p>
      <text:p text:style-name="P1"><text:span text:style-name="T2"><text:s text:c="5"/>(3)description list — used to display name/value pairs such as terms and definitions ( &lt;dl&gt;&lt;/dl&gt; )</text:span></text:p>
      <text:p text:style-name="P1"><text:span text:style-name="T2"><text:s text:c="5"/>Each list type has a specific purpose and meaning in a web page.</text:span></text:p>
      <text:p text:style-name="P1"><text:span text:style-name="T2"/></text:p>
      <text:p text:style-name="P1"><text:span text:style-name="T2">Q.6<text:s text:c="2"/>What is the 'class' attribute in HTML?</text:span></text:p>
      <text:p text:style-name="P1"><text:span text:style-name="T2">Ans. The class attribute specifies one or more classnames for an element.</text:span></text:p>
      <text:p text:style-name="P1"><text:span text:style-name="T2"><text:s text:c="5"/>The class attribute is mostly used to point to a class in a style sheet. </text:span></text:p>
      <text:p text:style-name="P1"><text:span text:style-name="T2"><text:s text:c="5"/>However, it can also be used by a JavaScript (via the HTML DOM) to make changes to HTML elements with a specified class.</text:span></text:p>
      <text:p text:style-name="P1"><text:span text:style-name="T2"/></text:p>
      <text:p text:style-name="P1"><text:span text:style-name="T2">Q.7<text:s text:c="2"/>What is difference between the'id' attribute and the 'class' attribute of HTML elements?</text:span></text:p>
      <text:p text:style-name="P1"><text:span text:style-name="T2">Ans. The only difference between them is that “id” is unique in a page and can only apply to at most one element,</text:span></text:p>
      <text:p text:style-name="P1"><text:span text:style-name="T2"><text:s text:c="5"/>while “class” selector can apply to multiple elements. </text:span></text:p>
      <text:p text:style-name="P1"><text:span text:style-name="T2"/></text:p>
      <text:p text:style-name="P1"><text:span text:style-name="T2">Q.8<text:s text:c="2"/>What are various formatting tags in HTML?</text:span></text:p>
      <text:p text:style-name="P1"><text:span text:style-name="T2">Ans. Formatting elements were designed to display special types of text:</text:span></text:p>
      <text:p text:style-name="P1"><text:span text:style-name="T2"><text:s text:c="5"/>&lt;b&gt; - Bold text</text:span></text:p>
      <text:p text:style-name="P1"><text:span text:style-name="T2"><text:s text:c="5"/>&lt;strong&gt; - Important text</text:span></text:p>
      <text:p text:style-name="P1"><text:span text:style-name="T2"><text:s text:c="5"/>&lt;i&gt; - Italic text</text:span></text:p>
      <text:p text:style-name="P1"><text:span text:style-name="T2"><text:s text:c="5"/>&lt;em&gt; - Emphasized text</text:span></text:p>
      <text:p text:style-name="P1"><text:span text:style-name="T2"><text:s text:c="5"/>&lt;mark&gt; - Marked text</text:span></text:p>
      <text:p text:style-name="P1"><text:span text:style-name="T2"><text:s text:c="5"/>&lt;small&gt; - Smaller text</text:span></text:p>
      <text:p text:style-name="P1"><text:span text:style-name="T2"><text:s text:c="5"/>&lt;del&gt; - Deleted text</text:span></text:p>
      <text:p text:style-name="P1"><text:span text:style-name="T2"><text:s text:c="5"/>&lt;ins&gt; - Inserted text </text:span></text:p>
      <text:p text:style-name="P1"><text:span text:style-name="T2"><text:s text:c="5"/>&lt;sub&gt; - Subscript text</text:span></text:p>
      <text:p text:style-name="P1"><text:span text:style-name="T2"><text:s text:c="5"/>&lt;sup&gt; - Superscript text</text:span></text:p>
      <text:p text:style-name="P1"><text:span text:style-name="T2"/></text:p>
      <text:p text:style-name="P1"><text:span text:style-name="T2">Q.9<text:s text:c="2"/>How is Cell Padding different from Cell Spacing?</text:span></text:p>
      <text:p text:style-name="P1"><text:span text:style-name="T2">Ans. Cellpadding basically defines the space present between a table cell's border and the content present in it.<text:s text:c="2"/></text:span></text:p>
      <text:p text:style-name="P1"><text:span text:style-name="T2"><text:s text:c="5"/>Cellpadding deals with a single cell.<text:tab/></text:span></text:p>
      <text:p text:style-name="P1"><text:span text:style-name="T2"><text:s text:c="5"/>Cellspacing basically defines the space present between individual adjacent cells.</text:span></text:p>
      <text:p text:style-name="P1"><text:span text:style-name="T2"><text:s text:c="5"/>cell spacing gets subjected to multiple cells (more than one) at a time.</text:span></text:p>
      <text:p text:style-name="P1"><text:span text:style-name="T2"/></text:p>
      <text:p text:style-name="P1"><text:span text:style-name="T2">Q.10 How can we club two or more rows or columns into a single row or column in HTML table?</text:span></text:p>
      <text:p text:style-name="P1"><text:span text:style-name="T2">Ans. You can merge two or more table cells in a column using the colspan attribute in a &lt;td&gt; HTML tag (table data). </text:span></text:p>
      <text:p text:style-name="P1"><text:span text:style-name="T2"><text:s text:c="5"/>To merge two or more row cells, use the rowspan attribute.</text:span></text:p>
      <text:p text:style-name="P1"><text:span text:style-name="T2"/></text:p>
      <text:p text:style-name="P1"><text:span text:style-name="T2">Q.11 What is the difference between a block-level element and an inline element?</text:span></text:p>
      <text:p text:style-name="P1"><text:span text:style-name="T2">Ans. Block elements cover space from left to right as far as it can go. </text:span></text:p>
      <text:p text:style-name="P1"><text:span text:style-name="T2"><text:s text:c="5"/>Block elements have top and bottom margins.</text:span></text:p>
      <text:p text:style-name="P1"><text:span text:style-name="T2"><text:s text:c="5"/>Inline elements only cover the space as bounded by the tags in the HTML element. </text:span></text:p>
      <text:p text:style-name="P1"><text:span text:style-name="T2"><text:s text:c="5"/>Inline elements don't have a top and bottom margins.</text:span></text:p>
      <text:p text:style-name="P1"><text:span text:style-name="T2"/></text:p>
      <text:p text:style-name="P1"><text:span text:style-name="T2">Q.12 How to create a Hyperlink in HTML?</text:span></text:p>
      <text:p text:style-name="P1"><text:span text:style-name="T2">Ans. HTML links are hyperlinks. You can click on a link and jump to another document.</text:span></text:p>
      <text:p text:style-name="P1"><text:span text:style-name="T2"><text:s text:c="5"/>When you move the mouse over a link, the mouse arrow will turn into a little hand.</text:span></text:p>
      <text:p text:style-name="P1"><text:span text:style-name="T2"><text:s text:c="5"/>Syntax- &lt;a href="url"&gt;link text&lt;/a&gt;</text:span></text:p>
      <text:p text:style-name="P1"><text:span text:style-name="T2"/></text:p>
      <text:p text:style-name="P1"><text:span text:style-name="T2">Q.13 What is the use of an iframe tag?</text:span></text:p>
      <text:p text:style-name="P1"><text:span text:style-name="T2">Ans. The &lt;iframe&gt; tag specifies an inline frame. An inline frame is used to embed another document within the current HTML document.</text:span></text:p>
      <text:p text:style-name="P1"><text:span text:style-name="T2"/></text:p>
      <text:p text:style-name="P1"><text:span text:style-name="T2">Q.14 What is the use of a span tag? Explain with example?</text:span></text:p>
      <text:p text:style-name="P1"><text:span text:style-name="T2">Ans. The HTML span element is a generic inline container for inline elements and content. </text:span></text:p>
      <text:p text:style-name="P1"><text:span text:style-name="T2"><text:s text:c="5"/>It is used to group elements for styling purposes (by using the class or id attributes), A better way to use it when no other semantic element is available.</text:span></text:p>
      <text:p text:style-name="P1"><text:span text:style-name="T2"><text:s text:c="5"/>Syntax: &lt;span class=""&gt;Some Text&lt;/span&gt;</text:span></text:p>
      <text:p text:style-name="P1"><text:span text:style-name="T2"/></text:p>
      <text:p text:style-name="P1"><text:span text:style-name="T2">Q.15 How to insert a picture into a background image of a web page? </text:span></text:p>
      <text:p text:style-name="P1"><text:span text:style-name="T2">Ans. To set the background image of a webpage, use the CSS style. Under the CSS &lt;style&gt; tag, add the property background-image. </text:span></text:p>
      <text:p text:style-name="P1"><text:span text:style-name="T2"><text:s text:c="5"/>The property sets a graphic such as jpg, png, svg, gif, etc. HTML5 do not support the &lt;body&gt; background attribute, so CSS is used to change set background image.</text:span></text:p>
      <text:p text:style-name="P1"><text:span text:style-name="T2"/></text:p>
      <text:p text:style-name="P1"><text:span text:style-name="T2">Q.16 How are active link different from normal link?</text:span></text:p>
      <text:p text:style-name="P1"><text:span text:style-name="T2">Ans. Some browsers recognize an active link when the mouse cursor is placed over that link; others recognize active links when the link has the focus. </text:span></text:p>
      <text:p text:style-name="P1"><text:span text:style-name="T2"><text:s text:c="5"/>Those that don't have a mouse cursor over that link is considered a normal link. Some browser recognize active links when the mouse cursor is placed over that link.</text:span></text:p>
      <text:p text:style-name="P1"><text:span text:style-name="T2"/></text:p>
      <text:p text:style-name="P1"><text:span text:style-name="T2">Q.17 What are the different tags to separate sections of text? </text:span></text:p>
      <text:p text:style-name="P1"><text:span text:style-name="T2">Ans. There are three tags that can be used to separate the texts:</text:span></text:p>
      <text:p text:style-name="P1"><text:span text:style-name="T2"><text:s text:c="5"/>&lt;br&gt; tag – Usually &lt;br&gt; tag is used to separate the line of text. It breaks the current line and conveys the flow to the next line</text:span></text:p>
      <text:p text:style-name="P1"><text:span text:style-name="T2"><text:s text:c="5"/>&lt;p&gt; tag – This contains the text in the form of a new paragraph.</text:span></text:p>
      <text:p text:style-name="P1"><text:span text:style-name="T2"><text:s text:c="5"/>&lt;blockquote&gt; tag – It is used to define a large quoted section. If you have a large quotation, then put the entire text within &lt;blockquote&gt;……….&lt;/blockquote&gt; tag.</text:span></text:p>
      <text:p text:style-name="P1"><text:span text:style-name="T2"/></text:p>
      <text:p text:style-name="P1"><text:span text:style-name="T2">Q.18 What is SVG?<text:s text:c="25"/></text:span></text:p>
      <text:p text:style-name="P1"><text:span text:style-name="T2">Ans. SVG stands for Scalable Vector Graphics. SVG defines the graphics in XML format.</text:span></text:p>
      <text:p text:style-name="P1"><text:span text:style-name="T2"><text:s text:c="5"/>Every element and every attribute in SVG files can be animated. SVG is a W3C recommendation.</text:span></text:p>
      <text:p text:style-name="P1"><text:span text:style-name="T2"><text:s text:c="5"/>SVG images can be created and edited with any text editor.</text:span></text:p>
      <text:p text:style-name="P1"><text:span text:style-name="T2"><text:s text:c="5"/>SVG images are scalable, zoomable.</text:span></text:p>
      <text:p text:style-name="P1"><text:span text:style-name="T2"/></text:p>
      <text:p text:style-name="P1"><text:span text:style-name="T2">Q.19 What is difference between HTML and XHTML?</text:span></text:p>
      <text:p text:style-name="P1"><text:span text:style-name="T2">Ans. HTML and XHTML are both languages in which web pages are written. HTML is SGML-based while XHTML is XML-based. They are like two sides of the same coin.</text:span></text:p>
      <text:p text:style-name="P1"><text:span text:style-name="T2"><text:s text:c="5"/>XHTML was derived from HTML to conform to XML standards. Hence XHTML is strict when compared to HTML and does not allow user to get away with lapses in coding and structure.</text:span></text:p>
      <text:p text:style-name="P1"><text:span text:style-name="T2"/></text:p>
      <text:p text:style-name="P1"><text:span text:style-name="T2">Q.20 What are logical and physical tags in HTML?</text:span></text:p>
      <text:p text:style-name="P1"><text:span text:style-name="T2">Ans. Logical tags describe the behaviour, nature of content for the text enclosed inside the tag. They represent the function of text on the page.</text:span></text:p>
      <text:p text:style-name="P1"><text:span text:style-name="T2"><text:s text:c="5"/>Physical tags are used to decide the appearance of the text and do not provide any information about the text.</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